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29cm" fo:margin-left="-0.016cm" fo:margin-right="-0.012cm" table:align="margins" style:may-break-between-rows="false"/>
    </style:style>
    <style:style style:name="Table1.A" style:family="table-column">
      <style:table-column-properties style:column-width="2.09cm" style:rel-column-width="1185*"/>
    </style:style>
    <style:style style:name="Table1.B" style:family="table-column">
      <style:table-column-properties style:column-width="2.381cm" style:rel-column-width="1350*"/>
    </style:style>
    <style:style style:name="Table1.C" style:family="table-column">
      <style:table-column-properties style:column-width="2.355cm" style:rel-column-width="1335*"/>
    </style:style>
    <style:style style:name="Table1.D" style:family="table-column">
      <style:table-column-properties style:column-width="2.54cm" style:rel-column-width="1440*"/>
    </style:style>
    <style:style style:name="Table1.E" style:family="table-column">
      <style:table-column-properties style:column-width="2.937cm" style:rel-column-width="1665*"/>
    </style:style>
    <style:style style:name="Table1.F" style:family="table-column">
      <style:table-column-properties style:column-width="2.17cm" style:rel-column-width="1230*"/>
    </style:style>
    <style:style style:name="Table1.G" style:family="table-column">
      <style:table-column-properties style:column-width="2.556cm" style:rel-column-width="1449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sign</text:p>
      <text:p text:style-name="P2"/>
      <text:p text:style-name="P2">Identifier: PARROT#TD0100</text:p>
      <text:p text:style-name="P2"/>
      <text:p text:style-name="P2">Features to be tested:</text:p>
      <text:list xml:id="list28514752" text:style-name="L1">
        <text:list-item>
          <text:p text:style-name="P5">Library navigation.</text:p>
        </text:list-item>
        <text:list-item>
          <text:p text:style-name="P5">Drag and drop pictograms onto the sentence board.</text:p>
        </text:list-item>
        <text:list-item>
          <text:p text:style-name="P5">Change the order pictograms appear in their library categories, using drag and drop.</text:p>
          <text:list>
            <text:list-item>
              <text:p text:style-name="P5">Check if these changes are saved.</text:p>
            </text:list-item>
          </text:list>
        </text:list-item>
        <text:list-item>
          <text:p text:style-name="P5">Audio functionality of pictograms.</text:p>
        </text:list-item>
        <text:list-item>
          <text:p text:style-name="P5">Playing sentences consisting of pictograms.</text:p>
        </text:list-item>
        <text:list-item>
          <text:p text:style-name="P5">Adding categories to the pictogram library.</text:p>
        </text:list-item>
        <text:list-item>
          <text:p text:style-name="P5">Adding pictograms to the library through the server/local database.</text:p>
        </text:list-item>
        <text:list-item>
          <text:p text:style-name="P5">Using the camera functionality.</text:p>
          <text:list>
            <text:list-item>
              <text:p text:style-name="P5">Storing pictures as pictograms in the library.</text:p>
            </text:list-item>
          </text:list>
        </text:list-item>
        <text:list-item>
          <text:p text:style-name="P5">Performance testing.</text:p>
        </text:list-item>
        <text:list-item>
          <text:p text:style-name="P5">Combining pictograms and either parts of pictograms, or other pictograms, to make new pictograms.</text:p>
        </text:list-item>
        <text:list-item>
          <text:p text:style-name="P5">Editing excisting pictograms</text:p>
        </text:list-item>
      </text:list>
      <text:p text:style-name="P2"/>
      <text:p text:style-name="P2">Approach:</text:p>
      <text:list xml:id="list28508768" text:style-name="L2">
        <text:list-item>
          <text:p text:style-name="P6">Dynamic black box testing of the application on the target Android platform (Android 3.2).</text:p>
          <text:list>
            <text:list-item>
              <text:p text:style-name="P6">The Android tablet to be used for testing will be a Samsung Galaxy tablet 10.1 GT-P7510.</text:p>
            </text:list-item>
          </text:list>
        </text:list-item>
        <text:list-item>
          <text:p text:style-name="P6">If applicable, perform dynamic black box testing of the app on a later Android API (later than version 3.2) version on an <text:s/>Android Virtual Device.</text:p>
          <text:p text:style-name="P6"/>
        </text:list-item>
      </text:list>
      <text:p text:style-name="P2">Test case identification:</text:p>
      <text:p text:style-name="P3">LibNav</text:p>
      <text:p text:style-name="P3">DragDrop</text:p>
      <text:p text:style-name="P3">AudioPlay</text:p>
      <text:p text:style-name="P3">SentPlay</text:p>
      <text:p text:style-name="P3">AddCat</text:p>
      <text:p text:style-name="P3">AddPic</text:p>
      <text:p text:style-name="P3">Cam</text:p>
      <text:p text:style-name="P3">Perform</text:p>
      <text:p text:style-name="P3">EditPic</text:p>
      <text:p text:style-name="P3">CombiPic</text:p>
      <text:p text:style-name="P2"/>
      <text:p text:style-name="P2">Pass/fail criteria: </text:p>
      <text:p text:style-name="P3">The app will have passed, if it manages to perform smoothly without any critical or serious errors, and with only minor cosmetic error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ext:soft-page-break/>
        <table:table-row>
          <table:table-cell table:style-name="Table1.A1" table:number-columns-spanned="7" office:value-type="string">
            <text:p text:style-name="P9">Test Ca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Identifiers</text:p>
          </table:table-cell>
          <table:table-cell table:style-name="Table1.A2" office:value-type="string">
            <text:p text:style-name="P10">Test item</text:p>
          </table:table-cell>
          <table:table-cell table:style-name="Table1.A2" office:value-type="string">
            <text:p text:style-name="P10">Input specification</text:p>
          </table:table-cell>
          <table:table-cell table:style-name="Table1.A2" office:value-type="string">
            <text:p text:style-name="P10">Output specification</text:p>
          </table:table-cell>
          <table:table-cell table:style-name="Table1.A2" office:value-type="string">
            <text:p text:style-name="P10">Enviromental needs</text:p>
          </table:table-cell>
          <table:table-cell table:style-name="Table1.A2" office:value-type="string">
            <text:p text:style-name="P10">Special procedural needs</text:p>
          </table:table-cell>
          <table:table-cell table:style-name="Table1.G2" office:value-type="string">
            <text:p text:style-name="P10">Intercase dependencies</text:p>
          </table:table-cell>
        </table:table-row>
        <table:table-row>
          <table:table-cell table:style-name="Table1.A2" office:value-type="string">
            <text:p text:style-name="P11">LibNav</text:p>
          </table:table-cell>
          <table:table-cell table:style-name="Table1.A2" office:value-type="string">
            <text:p text:style-name="P11">Navigating through the pictogram library.</text:p>
          </table:table-cell>
          <table:table-cell table:style-name="Table1.A2" office:value-type="string">
            <text:p text:style-name="P11">Touchscreen input. Library input.</text:p>
          </table:table-cell>
          <table:table-cell table:style-name="Table1.A2" office:value-type="string">
            <text:p text:style-name="P11">Being able to reach any part of the library.</text:p>
          </table:table-cell>
          <table:table-cell table:style-name="Table1.A2" office:value-type="string">
            <text:p text:style-name="P11">Android tablet, software testers.</text:p>
            <text:p text:style-name="P11">Library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DragDrop</text:p>
          </table:table-cell>
          <table:table-cell table:style-name="Table1.A2" office:value-type="string">
            <text:p text:style-name="P11">Drag and drop pictures down to the sentences board.</text:p>
          </table:table-cell>
          <table:table-cell table:style-name="Table1.A2" office:value-type="string">
            <text:p text:style-name="P11">Touchscreen input. Library input. </text:p>
          </table:table-cell>
          <table:table-cell table:style-name="Table1.A2" office:value-type="string">
            <text:p text:style-name="P11">Correct <text:s/></text:p>
            <text:p text:style-name="P11">consistant behavoir. A pictogram is staying on the sentence board.</text:p>
          </table:table-cell>
          <table:table-cell table:style-name="Table1.A2" office:value-type="string">
            <text:p text:style-name="P11">Android tablet. Software testers.</text:p>
            <text:p text:style-name="P11">Library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>LibNav</text:p>
          </table:table-cell>
        </table:table-row>
        <table:table-row>
          <table:table-cell table:style-name="Table1.A2" office:value-type="string">
            <text:p text:style-name="P11">AudioPlay</text:p>
          </table:table-cell>
          <table:table-cell table:style-name="Table1.A2" office:value-type="string">
            <text:p text:style-name="P11">Playing the audio belonging to the pictogram </text:p>
          </table:table-cell>
          <table:table-cell table:style-name="Table1.A2" office:value-type="string">
            <text:p text:style-name="P11">Touchscreen input.</text:p>
            <text:p text:style-name="P11">Pictogram with and without sound.</text:p>
          </table:table-cell>
          <table:table-cell table:style-name="Table1.A2" office:value-type="string">
            <text:p text:style-name="P11">Playing the correct sound <text:s/>to the pictogram if there is a sound to the pictogram.</text:p>
          </table:table-cell>
          <table:table-cell table:style-name="Table1.A2" office:value-type="string">
            <text:p text:style-name="P11">Android tablet,</text:p>
            <text:p text:style-name="P11">software tester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SentPlay</text:p>
          </table:table-cell>
          <table:table-cell table:style-name="Table1.A2" office:value-type="string">
            <text:p text:style-name="P11">Playning a sentences based on more than one pictogram.</text:p>
          </table:table-cell>
          <table:table-cell table:style-name="Table1.A2" office:value-type="string">
            <text:p text:style-name="P11">Touchscreen input.</text:p>
            <text:p text:style-name="P11">Pictograms with sound</text:p>
          </table:table-cell>
          <table:table-cell table:style-name="Table1.A2" office:value-type="string">
            <text:p text:style-name="P11">A sentences is read out as sound.</text:p>
          </table:table-cell>
          <table:table-cell table:style-name="Table1.A2" office:value-type="string">
            <text:p text:style-name="P11">Android tablet, software testers,</text:p>
            <text:p text:style-name="P11">pictograms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>AudioPlay</text:p>
          </table:table-cell>
        </table:table-row>
        <table:table-row>
          <table:table-cell table:style-name="Table1.A2" office:value-type="string">
            <text:p text:style-name="P11">AddCat.</text:p>
          </table:table-cell>
          <table:table-cell table:style-name="Table1.A2" office:value-type="string">
            <text:p text:style-name="P11">Adding new categories to the picgram library </text:p>
          </table:table-cell>
          <table:table-cell table:style-name="Table1.A2" office:value-type="string">
            <text:p text:style-name="P11">Touchscreen input. Datainput to library.</text:p>
          </table:table-cell>
          <table:table-cell table:style-name="Table1.A2" office:value-type="string">
            <text:p text:style-name="P11">A new categorie in the library with pictograms</text:p>
          </table:table-cell>
          <table:table-cell table:style-name="Table1.A2" office:value-type="string">
            <text:p text:style-name="P11">Android tablet, software testers,</text:p>
            <text:p text:style-name="P11">pictograms.</text:p>
            <text:p text:style-name="P11">Library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>Library</text:p>
            <text:p text:style-name="P11"/>
          </table:table-cell>
        </table:table-row>
        <table:table-row>
          <table:table-cell table:style-name="Table1.A2" office:value-type="string">
            <text:p text:style-name="P11">AddPic</text:p>
          </table:table-cell>
          <table:table-cell table:style-name="Table1.A2" office:value-type="string">
            <text:p text:style-name="P11">Adding new pictogram to the library <text:s text:c="2"/>through a sever</text:p>
          </table:table-cell>
          <table:table-cell table:style-name="Table1.A2" office:value-type="string">
            <text:p text:style-name="P11">Touchscreen input. Input from a server <text:s/></text:p>
            <text:p text:style-name="P11"/>
          </table:table-cell>
          <table:table-cell table:style-name="Table1.A2" office:value-type="string">
            <text:p text:style-name="P11">Some new pictogram in the library to use.</text:p>
          </table:table-cell>
          <table:table-cell table:style-name="Table1.A2" office:value-type="string">
            <text:p text:style-name="P11">Android tablet, software testers,</text:p>
            <text:p text:style-name="P11">pictograms.</text:p>
            <text:p text:style-name="P11">library. Extern server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Cam</text:p>
          </table:table-cell>
          <table:table-cell table:style-name="Table1.A2" office:value-type="string">
            <text:p text:style-name="P11">Using the camera in the tablet with the app</text:p>
          </table:table-cell>
          <table:table-cell table:style-name="Table1.A2" office:value-type="string">
            <text:p text:style-name="P11">Touchscreen, </text:p>
            <text:p text:style-name="P11">picture from the camera. </text:p>
          </table:table-cell>
          <table:table-cell table:style-name="Table1.A2" office:value-type="string">
            <text:p text:style-name="P11">A new picture taken by the camera in the tablet</text:p>
          </table:table-cell>
          <table:table-cell table:style-name="Table1.A2" office:value-type="string">
            <text:p text:style-name="P11">Tablet with camera, software testers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>AddPic</text:p>
          </table:table-cell>
        </table:table-row>
        <table:table-row>
          <table:table-cell table:style-name="Table1.A2" office:value-type="string">
            <text:p text:style-name="P11">Perform</text:p>
          </table:table-cell>
          <table:table-cell table:style-name="Table1.A2" office:value-type="string">
            <text:p text:style-name="P11">Testing that the app is performing smothly and <text:soft-page-break/>without performance issues</text:p>
          </table:table-cell>
          <table:table-cell table:style-name="Table1.A2" office:value-type="string">
            <text:p text:style-name="P11">Touchscreen input.</text:p>
          </table:table-cell>
          <table:table-cell table:style-name="Table1.A2" office:value-type="string">
            <text:p text:style-name="P11">A smoth test without problems. </text:p>
          </table:table-cell>
          <table:table-cell table:style-name="Table1.A2" office:value-type="string">
            <text:p text:style-name="P11">Android tablet and our app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>All of the others.</text:p>
          </table:table-cell>
        </table:table-row>
        <table:table-row>
          <table:table-cell table:style-name="Table1.A2" office:value-type="string">
            <text:p text:style-name="P11">EditPic</text:p>
          </table:table-cell>
          <table:table-cell table:style-name="Table1.A2" office:value-type="string">
            <text:p text:style-name="P11">Making changes to the pictogram e.g. Changing the text in the picture.</text:p>
          </table:table-cell>
          <table:table-cell table:style-name="Table1.A2" office:value-type="string">
            <text:p text:style-name="P11">Touchscreen input. </text:p>
            <text:p text:style-name="P11">Pictogram.</text:p>
          </table:table-cell>
          <table:table-cell table:style-name="Table1.A2" office:value-type="string">
            <text:p text:style-name="P11">A change in the pictogram .</text:p>
          </table:table-cell>
          <table:table-cell table:style-name="Table1.A2" office:value-type="string">
            <text:p text:style-name="P11">Android tablet and our app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  <text:p text:style-name="P11"/>
          </table:table-cell>
        </table:table-row>
        <table:table-row>
          <table:table-cell table:style-name="Table1.A2" office:value-type="string">
            <text:p text:style-name="P11">CombiPic</text:p>
          </table:table-cell>
          <table:table-cell table:style-name="Table1.A2" office:value-type="string">
            <text:p text:style-name="P3">Combining pictograms and either parts of pictograms, or other pictograms, to make new pictograms.</text:p>
          </table:table-cell>
          <table:table-cell table:style-name="Table1.A2" office:value-type="string">
            <text:p text:style-name="P11">Touchscreen</text:p>
            <text:p text:style-name="P11"><text:s/>input. </text:p>
            <text:p text:style-name="P11">Pictogram</text:p>
          </table:table-cell>
          <table:table-cell table:style-name="Table1.A2" office:value-type="string">
            <text:p text:style-name="P11">Having a new pictogram to a new event.</text:p>
          </table:table-cell>
          <table:table-cell table:style-name="Table1.A2" office:value-type="string">
            <text:p text:style-name="P11">Android tablet and our app.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3-16T11:06:01.21</meta:creation-date>
    <dc:date>2012-03-23T08:48:47.82</dc:date>
    <dc:creator>Rasmus Dalhoff-Jensen</dc:creator>
    <meta:editing-duration>PT2H18M52S</meta:editing-duration>
    <meta:editing-cycles>11</meta:editing-cycles>
    <meta:generator>OpenOffice.org/3.3$Win32 OpenOffice.org_project/330m20$Build-9567</meta:generator>
    <meta:document-statistic meta:table-count="1" meta:image-count="0" meta:object-count="0" meta:page-count="3" meta:paragraph-count="111" meta:word-count="511" meta:character-count="3277"/>
  </office:meta>
</office:document-meta>
</file>